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k4_threads_4" table:style-name="ta1">
        <table:shapes>
          <draw:frame draw:z-index="0" draw:style-name="gr1" draw:text-style-name="P1" svg:width="555.22pt" svg:height="338.09pt" svg:x="163.76pt" svg:y="1065.4pt">
            <draw:object draw:notify-on-update-of-ranges="nk4_threads_4.A2:nk4_threads_4.A101 nk4_threads_4.B2:nk4_threads_4.B101 nk4_threads_4.A2:nk4_threads_4.A101 nk4_threads_4.C2:nk4_threads_4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time_simple </text:p>
          </table:table-cell>
          <table:table-cell office:value-type="string" calcext:value-type="string">
            <text:p>time_parall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571" calcext:value-type="float">
            <text:p>11.7571</text:p>
          </table:table-cell>
          <table:table-cell office:value-type="float" office:value="9.57981" calcext:value-type="float">
            <text:p>9.579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0864" calcext:value-type="float">
            <text:p>22.0864</text:p>
          </table:table-cell>
          <table:table-cell office:value-type="float" office:value="10.4602" calcext:value-type="float">
            <text:p>10.46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9688" calcext:value-type="float">
            <text:p>30.9688</text:p>
          </table:table-cell>
          <table:table-cell office:value-type="float" office:value="11.3833" calcext:value-type="float">
            <text:p>11.38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.8443" calcext:value-type="float">
            <text:p>37.8443</text:p>
          </table:table-cell>
          <table:table-cell office:value-type="float" office:value="16.0881" calcext:value-type="float">
            <text:p>16.08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2008" calcext:value-type="float">
            <text:p>43.2008</text:p>
          </table:table-cell>
          <table:table-cell office:value-type="float" office:value="13.9172" calcext:value-type="float">
            <text:p>13.91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.753" calcext:value-type="float">
            <text:p>45.753</text:p>
          </table:table-cell>
          <table:table-cell office:value-type="float" office:value="15.2266" calcext:value-type="float">
            <text:p>15.22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.4124" calcext:value-type="float">
            <text:p>50.4124</text:p>
          </table:table-cell>
          <table:table-cell office:value-type="float" office:value="15.6767" calcext:value-type="float">
            <text:p>15.67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.2925" calcext:value-type="float">
            <text:p>68.2925</text:p>
          </table:table-cell>
          <table:table-cell office:value-type="float" office:value="18.0934" calcext:value-type="float">
            <text:p>18.09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6.9825" calcext:value-type="float">
            <text:p>56.9825</text:p>
          </table:table-cell>
          <table:table-cell office:value-type="float" office:value="17.3223" calcext:value-type="float">
            <text:p>17.32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.3116" calcext:value-type="float">
            <text:p>52.3116</text:p>
          </table:table-cell>
          <table:table-cell office:value-type="float" office:value="15.6067" calcext:value-type="float">
            <text:p>15.60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4.7028" calcext:value-type="float">
            <text:p>54.7028</text:p>
          </table:table-cell>
          <table:table-cell office:value-type="float" office:value="16.4897" calcext:value-type="float">
            <text:p>16.48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.0215" calcext:value-type="float">
            <text:p>59.0215</text:p>
          </table:table-cell>
          <table:table-cell office:value-type="float" office:value="18.2244" calcext:value-type="float">
            <text:p>18.22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1207" calcext:value-type="float">
            <text:p>63.1207</text:p>
          </table:table-cell>
          <table:table-cell office:value-type="float" office:value="19.0244" calcext:value-type="float">
            <text:p>19.02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8.1995" calcext:value-type="float">
            <text:p>68.1995</text:p>
          </table:table-cell>
          <table:table-cell office:value-type="float" office:value="20.9873" calcext:value-type="float">
            <text:p>20.9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.2562" calcext:value-type="float">
            <text:p>73.2562</text:p>
          </table:table-cell>
          <table:table-cell office:value-type="float" office:value="22.1941" calcext:value-type="float">
            <text:p>22.19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.3709" calcext:value-type="float">
            <text:p>78.3709</text:p>
          </table:table-cell>
          <table:table-cell office:value-type="float" office:value="23.5034" calcext:value-type="float">
            <text:p>23.50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2.3222" calcext:value-type="float">
            <text:p>82.3222</text:p>
          </table:table-cell>
          <table:table-cell office:value-type="float" office:value="24.6699" calcext:value-type="float">
            <text:p>24.66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7.113" calcext:value-type="float">
            <text:p>87.113</text:p>
          </table:table-cell>
          <table:table-cell office:value-type="float" office:value="26.187" calcext:value-type="float">
            <text:p>26.1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.926" calcext:value-type="float">
            <text:p>91.926</text:p>
          </table:table-cell>
          <table:table-cell office:value-type="float" office:value="27.039" calcext:value-type="float">
            <text:p>27.0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.1536" calcext:value-type="float">
            <text:p>98.1536</text:p>
          </table:table-cell>
          <table:table-cell office:value-type="float" office:value="28.6642" calcext:value-type="float">
            <text:p>28.66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2.562" calcext:value-type="float">
            <text:p>102.562</text:p>
          </table:table-cell>
          <table:table-cell office:value-type="float" office:value="30.0709" calcext:value-type="float">
            <text:p>30.07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.976" calcext:value-type="float">
            <text:p>106.976</text:p>
          </table:table-cell>
          <table:table-cell office:value-type="float" office:value="31.3772" calcext:value-type="float">
            <text:p>31.37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32.4884" calcext:value-type="float">
            <text:p>32.48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7.051" calcext:value-type="float">
            <text:p>117.051</text:p>
          </table:table-cell>
          <table:table-cell office:value-type="float" office:value="34.3584" calcext:value-type="float">
            <text:p>34.35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0.833" calcext:value-type="float">
            <text:p>120.833</text:p>
          </table:table-cell>
          <table:table-cell office:value-type="float" office:value="35.2846" calcext:value-type="float">
            <text:p>35.28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3.214" calcext:value-type="float">
            <text:p>123.214</text:p>
          </table:table-cell>
          <table:table-cell office:value-type="float" office:value="36.4196" calcext:value-type="float">
            <text:p>36.41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3.915" calcext:value-type="float">
            <text:p>123.915</text:p>
          </table:table-cell>
          <table:table-cell office:value-type="float" office:value="37.6315" calcext:value-type="float">
            <text:p>37.63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8.993" calcext:value-type="float">
            <text:p>128.993</text:p>
          </table:table-cell>
          <table:table-cell office:value-type="float" office:value="39.1913" calcext:value-type="float">
            <text:p>39.19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3.564" calcext:value-type="float">
            <text:p>133.564</text:p>
          </table:table-cell>
          <table:table-cell office:value-type="float" office:value="40.0287" calcext:value-type="float">
            <text:p>40.02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7.509" calcext:value-type="float">
            <text:p>137.509</text:p>
          </table:table-cell>
          <table:table-cell office:value-type="float" office:value="41.5412" calcext:value-type="float">
            <text:p>41.54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2.196" calcext:value-type="float">
            <text:p>142.196</text:p>
          </table:table-cell>
          <table:table-cell office:value-type="float" office:value="42.8861" calcext:value-type="float">
            <text:p>42.88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6.434" calcext:value-type="float">
            <text:p>146.434</text:p>
          </table:table-cell>
          <table:table-cell office:value-type="float" office:value="44.2343" calcext:value-type="float">
            <text:p>44.234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1.338" calcext:value-type="float">
            <text:p>151.338</text:p>
          </table:table-cell>
          <table:table-cell office:value-type="float" office:value="45.3338" calcext:value-type="float">
            <text:p>45.33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8.393" calcext:value-type="float">
            <text:p>158.393</text:p>
          </table:table-cell>
          <table:table-cell office:value-type="float" office:value="47.1569" calcext:value-type="float">
            <text:p>47.15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5.32" calcext:value-type="float">
            <text:p>165.32</text:p>
          </table:table-cell>
          <table:table-cell office:value-type="float" office:value="50.2254" calcext:value-type="float">
            <text:p>50.22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9.498" calcext:value-type="float">
            <text:p>169.498</text:p>
          </table:table-cell>
          <table:table-cell office:value-type="float" office:value="49.4929" calcext:value-type="float">
            <text:p>49.49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3.085" calcext:value-type="float">
            <text:p>173.085</text:p>
          </table:table-cell>
          <table:table-cell office:value-type="float" office:value="50.7931" calcext:value-type="float">
            <text:p>50.79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8.428" calcext:value-type="float">
            <text:p>178.428</text:p>
          </table:table-cell>
          <table:table-cell office:value-type="float" office:value="55.2221" calcext:value-type="float">
            <text:p>55.22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3.058" calcext:value-type="float">
            <text:p>183.058</text:p>
          </table:table-cell>
          <table:table-cell office:value-type="float" office:value="53.1714" calcext:value-type="float">
            <text:p>53.17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8.221" calcext:value-type="float">
            <text:p>188.221</text:p>
          </table:table-cell>
          <table:table-cell office:value-type="float" office:value="66.4648" calcext:value-type="float">
            <text:p>66.464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2.281" calcext:value-type="float">
            <text:p>192.281</text:p>
          </table:table-cell>
          <table:table-cell office:value-type="float" office:value="57.2438" calcext:value-type="float">
            <text:p>57.243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5.831" calcext:value-type="float">
            <text:p>195.831</text:p>
          </table:table-cell>
          <table:table-cell office:value-type="float" office:value="57.8024" calcext:value-type="float">
            <text:p>57.80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0.186" calcext:value-type="float">
            <text:p>200.186</text:p>
          </table:table-cell>
          <table:table-cell office:value-type="float" office:value="58.5821" calcext:value-type="float">
            <text:p>58.58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5.239" calcext:value-type="float">
            <text:p>205.239</text:p>
          </table:table-cell>
          <table:table-cell office:value-type="float" office:value="60.1936" calcext:value-type="float">
            <text:p>60.19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5.942" calcext:value-type="float">
            <text:p>205.942</text:p>
          </table:table-cell>
          <table:table-cell office:value-type="float" office:value="61.0514" calcext:value-type="float">
            <text:p>61.051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11.059" calcext:value-type="float">
            <text:p>211.059</text:p>
          </table:table-cell>
          <table:table-cell office:value-type="float" office:value="63.2574" calcext:value-type="float">
            <text:p>63.257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4.659" calcext:value-type="float">
            <text:p>214.659</text:p>
          </table:table-cell>
          <table:table-cell office:value-type="float" office:value="64.4807" calcext:value-type="float">
            <text:p>64.48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3.28" calcext:value-type="float">
            <text:p>223.28</text:p>
          </table:table-cell>
          <table:table-cell office:value-type="float" office:value="65.5875" calcext:value-type="float">
            <text:p>65.587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30.475" calcext:value-type="float">
            <text:p>230.475</text:p>
          </table:table-cell>
          <table:table-cell office:value-type="float" office:value="66.5758" calcext:value-type="float">
            <text:p>66.57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7.773" calcext:value-type="float">
            <text:p>227.773</text:p>
          </table:table-cell>
          <table:table-cell office:value-type="float" office:value="67.343" calcext:value-type="float">
            <text:p>67.3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35.352" calcext:value-type="float">
            <text:p>235.352</text:p>
          </table:table-cell>
          <table:table-cell office:value-type="float" office:value="68.639" calcext:value-type="float">
            <text:p>68.63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73.85" calcext:value-type="float">
            <text:p>373.85</text:p>
          </table:table-cell>
          <table:table-cell office:value-type="float" office:value="92.3964" calcext:value-type="float">
            <text:p>92.39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7.183" calcext:value-type="float">
            <text:p>277.183</text:p>
          </table:table-cell>
          <table:table-cell office:value-type="float" office:value="71.5548" calcext:value-type="float">
            <text:p>71.55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9.149" calcext:value-type="float">
            <text:p>259.149</text:p>
          </table:table-cell>
          <table:table-cell office:value-type="float" office:value="73.7928" calcext:value-type="float">
            <text:p>73.79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6.788" calcext:value-type="float">
            <text:p>256.788</text:p>
          </table:table-cell>
          <table:table-cell office:value-type="float" office:value="73.7921" calcext:value-type="float">
            <text:p>73.792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6.2938" calcext:value-type="float">
            <text:p>76.29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9.716" calcext:value-type="float">
            <text:p>259.716</text:p>
          </table:table-cell>
          <table:table-cell office:value-type="float" office:value="76.9587" calcext:value-type="float">
            <text:p>76.958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67.748" calcext:value-type="float">
            <text:p>267.748</text:p>
          </table:table-cell>
          <table:table-cell office:value-type="float" office:value="78.7899" calcext:value-type="float">
            <text:p>78.789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75.449" calcext:value-type="float">
            <text:p>275.449</text:p>
          </table:table-cell>
          <table:table-cell office:value-type="float" office:value="80.0561" calcext:value-type="float">
            <text:p>80.05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2.52" calcext:value-type="float">
            <text:p>272.52</text:p>
          </table:table-cell>
          <table:table-cell office:value-type="float" office:value="80.9291" calcext:value-type="float">
            <text:p>80.929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81.584" calcext:value-type="float">
            <text:p>281.584</text:p>
          </table:table-cell>
          <table:table-cell office:value-type="float" office:value="82.1605" calcext:value-type="float">
            <text:p>82.160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85.395" calcext:value-type="float">
            <text:p>285.395</text:p>
          </table:table-cell>
          <table:table-cell office:value-type="float" office:value="84.443" calcext:value-type="float">
            <text:p>84.4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85.98" calcext:value-type="float">
            <text:p>285.98</text:p>
          </table:table-cell>
          <table:table-cell office:value-type="float" office:value="84.7064" calcext:value-type="float">
            <text:p>84.706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1.627" calcext:value-type="float">
            <text:p>301.627</text:p>
          </table:table-cell>
          <table:table-cell office:value-type="float" office:value="85.7986" calcext:value-type="float">
            <text:p>85.798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0.408" calcext:value-type="float">
            <text:p>300.408</text:p>
          </table:table-cell>
          <table:table-cell office:value-type="float" office:value="87.3391" calcext:value-type="float">
            <text:p>87.339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6.39" calcext:value-type="float">
            <text:p>306.39</text:p>
          </table:table-cell>
          <table:table-cell office:value-type="float" office:value="88.7812" calcext:value-type="float">
            <text:p>88.78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05.317" calcext:value-type="float">
            <text:p>305.317</text:p>
          </table:table-cell>
          <table:table-cell office:value-type="float" office:value="89.9486" calcext:value-type="float">
            <text:p>89.94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12.581" calcext:value-type="float">
            <text:p>312.581</text:p>
          </table:table-cell>
          <table:table-cell office:value-type="float" office:value="92.3365" calcext:value-type="float">
            <text:p>92.336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19.251" calcext:value-type="float">
            <text:p>319.251</text:p>
          </table:table-cell>
          <table:table-cell office:value-type="float" office:value="92.6889" calcext:value-type="float">
            <text:p>92.68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1.62" calcext:value-type="float">
            <text:p>321.62</text:p>
          </table:table-cell>
          <table:table-cell office:value-type="float" office:value="94.8551" calcext:value-type="float">
            <text:p>94.855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6.657" calcext:value-type="float">
            <text:p>326.657</text:p>
          </table:table-cell>
          <table:table-cell office:value-type="float" office:value="94.7244" calcext:value-type="float">
            <text:p>94.72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43.258" calcext:value-type="float">
            <text:p>343.258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46.877" calcext:value-type="float">
            <text:p>346.877</text:p>
          </table:table-cell>
          <table:table-cell office:value-type="float" office:value="98.5713" calcext:value-type="float">
            <text:p>98.571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40.999" calcext:value-type="float">
            <text:p>340.999</text:p>
          </table:table-cell>
          <table:table-cell office:value-type="float" office:value="99.5714" calcext:value-type="float">
            <text:p>99.57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44.884" calcext:value-type="float">
            <text:p>344.884</text:p>
          </table:table-cell>
          <table:table-cell office:value-type="float" office:value="100.607" calcext:value-type="float">
            <text:p>100.60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48.934" calcext:value-type="float">
            <text:p>348.934</text:p>
          </table:table-cell>
          <table:table-cell office:value-type="float" office:value="101.755" calcext:value-type="float">
            <text:p>101.7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56.503" calcext:value-type="float">
            <text:p>356.503</text:p>
          </table:table-cell>
          <table:table-cell office:value-type="float" office:value="103.127" calcext:value-type="float">
            <text:p>103.1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61.067" calcext:value-type="float">
            <text:p>361.067</text:p>
          </table:table-cell>
          <table:table-cell office:value-type="float" office:value="104.928" calcext:value-type="float">
            <text:p>104.92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74.414" calcext:value-type="float">
            <text:p>374.414</text:p>
          </table:table-cell>
          <table:table-cell office:value-type="float" office:value="108.683" calcext:value-type="float">
            <text:p>108.6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79.71" calcext:value-type="float">
            <text:p>379.71</text:p>
          </table:table-cell>
          <table:table-cell office:value-type="float" office:value="111.031" calcext:value-type="float">
            <text:p>111.03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6.112" calcext:value-type="float">
            <text:p>396.112</text:p>
          </table:table-cell>
          <table:table-cell office:value-type="float" office:value="116.967" calcext:value-type="float">
            <text:p>116.96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88.578" calcext:value-type="float">
            <text:p>388.578</text:p>
          </table:table-cell>
          <table:table-cell office:value-type="float" office:value="110.179" calcext:value-type="float">
            <text:p>110.17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79.65" calcext:value-type="float">
            <text:p>379.65</text:p>
          </table:table-cell>
          <table:table-cell office:value-type="float" office:value="111.265" calcext:value-type="float">
            <text:p>111.26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83.557" calcext:value-type="float">
            <text:p>383.557</text:p>
          </table:table-cell>
          <table:table-cell office:value-type="float" office:value="112.646" calcext:value-type="float">
            <text:p>112.64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90.465" calcext:value-type="float">
            <text:p>390.465</text:p>
          </table:table-cell>
          <table:table-cell office:value-type="float" office:value="114.846" calcext:value-type="float">
            <text:p>114.84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96.734" calcext:value-type="float">
            <text:p>396.734</text:p>
          </table:table-cell>
          <table:table-cell office:value-type="float" office:value="114.825" calcext:value-type="float">
            <text:p>114.8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00.01" calcext:value-type="float">
            <text:p>400.01</text:p>
          </table:table-cell>
          <table:table-cell office:value-type="float" office:value="116.282" calcext:value-type="float">
            <text:p>116.28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3.092" calcext:value-type="float">
            <text:p>403.092</text:p>
          </table:table-cell>
          <table:table-cell office:value-type="float" office:value="117.944" calcext:value-type="float">
            <text:p>117.94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10.578" calcext:value-type="float">
            <text:p>410.578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16.519" calcext:value-type="float">
            <text:p>416.519</text:p>
          </table:table-cell>
          <table:table-cell office:value-type="float" office:value="120.868" calcext:value-type="float">
            <text:p>120.8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14.608" calcext:value-type="float">
            <text:p>414.608</text:p>
          </table:table-cell>
          <table:table-cell office:value-type="float" office:value="120.711" calcext:value-type="float">
            <text:p>120.71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25.112" calcext:value-type="float">
            <text:p>425.112</text:p>
          </table:table-cell>
          <table:table-cell office:value-type="float" office:value="123.442" calcext:value-type="float">
            <text:p>123.44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29.286" calcext:value-type="float">
            <text:p>429.286</text:p>
          </table:table-cell>
          <table:table-cell office:value-type="float" office:value="124.728" calcext:value-type="float">
            <text:p>124.72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34.343" calcext:value-type="float">
            <text:p>434.343</text:p>
          </table:table-cell>
          <table:table-cell office:value-type="float" office:value="126.912" calcext:value-type="float">
            <text:p>126.9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43.249" calcext:value-type="float">
            <text:p>443.249</text:p>
          </table:table-cell>
          <table:table-cell office:value-type="float" office:value="126.674" calcext:value-type="float">
            <text:p>126.67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46.741" calcext:value-type="float">
            <text:p>446.741</text:p>
          </table:table-cell>
          <table:table-cell office:value-type="float" office:value="129.431" calcext:value-type="float">
            <text:p>129.43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44.814" calcext:value-type="float">
            <text:p>444.814</text:p>
          </table:table-cell>
          <table:table-cell office:value-type="float" office:value="129.051" calcext:value-type="float">
            <text:p>129.0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48.263" calcext:value-type="float">
            <text:p>448.263</text:p>
          </table:table-cell>
          <table:table-cell office:value-type="float" office:value="131.099" calcext:value-type="float">
            <text:p>131.0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55.706" calcext:value-type="float">
            <text:p>455.706</text:p>
          </table:table-cell>
          <table:table-cell office:value-type="float" office:value="131.708" calcext:value-type="float">
            <text:p>131.7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8.74" calcext:value-type="float">
            <text:p>458.74</text:p>
          </table:table-cell>
          <table:table-cell office:value-type="float" office:value="132.462" calcext:value-type="float">
            <text:p>132.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10:07:04.747067291</dc:date>
    <meta:editing-duration>PT2M49S</meta:editing-duration>
    <meta:editing-cycles>1</meta:editing-cycles>
    <meta:document-statistic meta:table-count="1" meta:cell-count="30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88cm" svg:height="11.928cm" xlink:href=".." xlink:type="simple" chart:class="chart:scatter" chart:style-name="ch1">
        <chart:title svg:x="5.795cm" svg:y="0.374cm" chart:style-name="ch2">
          <text:p>График времени вычисления при n=4</text:p>
        </chart:title>
        <chart:subtitle svg:x="7.779cm" svg:y="1.417cm" chart:style-name="ch3">
          <text:p>Количество потоков 4</text:p>
        </chart:subtitle>
        <chart:legend chart:legend-position="end" svg:x="15.307cm" svg:y="5.416cm" style:legend-expansion="high" chart:style-name="ch4"/>
        <chart:plot-area chart:style-name="ch5" table:cell-range-address="nk4_threads_4.A2:nk4_threads_4.C101" chart:data-source-has-labels="row" svg:x="1.402cm" svg:y="2.364cm" svg:width="13.514cm" svg:height="8.345cm">
          <chartooo:coordinate-region svg:x="2.209cm" svg:y="2.563cm" svg:width="12.336cm" svg:height="7.499cm"/>
          <chart:axis chart:dimension="x" chart:name="primary-x" chart:style-name="ch6">
            <chart:title svg:x="7.983cm" svg:y="10.947cm" chart:style-name="ch7">
              <text:p>N</text:p>
            </chart:title>
          </chart:axis>
          <chart:axis chart:dimension="y" chart:name="primary-y" chart:style-name="ch8">
            <chart:title svg:x="0.451cm" svg:y="6.845cm" chart:style-name="ch9">
              <text:p>мкс</text:p>
            </chart:title>
            <chart:grid chart:style-name="ch10" chart:class="major"/>
          </chart:axis>
          <chart:series chart:style-name="ch11" chart:values-cell-range-address="nk4_threads_4.B2:nk4_threads_4.B101" loext:label-string="последовательный" chart:class="chart:scatter">
            <chart:domain table:cell-range-address="nk4_threads_4.A2:nk4_threads_4.A101"/>
            <chart:data-point chart:repeated="100"/>
          </chart:series>
          <chart:series chart:style-name="ch12" chart:values-cell-range-address="nk4_threads_4.C2:nk4_threads_4.C101" loext:label-string="параллельный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последовательный</text:p>
              </table:table-cell>
              <table:table-cell office:value-type="string">
                <text:p>параллельны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4_threads_4.A2:nk4_threads_4.A101</svg:desc>
                </draw:g>
              </table:table-cell>
              <table:table-cell office:value-type="float" office:value="11.7571">
                <text:p>11.7571</text:p>
                <draw:g>
                  <svg:desc>nk4_threads_4.B2:nk4_threads_4.B101</svg:desc>
                </draw:g>
              </table:table-cell>
              <table:table-cell office:value-type="float" office:value="9.57981">
                <text:p>9.57981</text:p>
                <draw:g>
                  <svg:desc>nk4_threads_4.C2:nk4_threads_4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2.0864">
                <text:p>22.0864</text:p>
              </table:table-cell>
              <table:table-cell office:value-type="float" office:value="10.4602">
                <text:p>10.4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0.9688">
                <text:p>30.9688</text:p>
              </table:table-cell>
              <table:table-cell office:value-type="float" office:value="11.3833">
                <text:p>11.3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7.8443">
                <text:p>37.8443</text:p>
              </table:table-cell>
              <table:table-cell office:value-type="float" office:value="16.0881">
                <text:p>16.0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3.2008">
                <text:p>43.2008</text:p>
              </table:table-cell>
              <table:table-cell office:value-type="float" office:value="13.9172">
                <text:p>13.9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5.753">
                <text:p>45.753</text:p>
              </table:table-cell>
              <table:table-cell office:value-type="float" office:value="15.2266">
                <text:p>15.2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0.4124">
                <text:p>50.4124</text:p>
              </table:table-cell>
              <table:table-cell office:value-type="float" office:value="15.6767">
                <text:p>15.6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8.2925">
                <text:p>68.2925</text:p>
              </table:table-cell>
              <table:table-cell office:value-type="float" office:value="18.0934">
                <text:p>18.0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6.9825">
                <text:p>56.9825</text:p>
              </table:table-cell>
              <table:table-cell office:value-type="float" office:value="17.3223">
                <text:p>17.3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2.3116">
                <text:p>52.3116</text:p>
              </table:table-cell>
              <table:table-cell office:value-type="float" office:value="15.6067">
                <text:p>15.6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4.7028">
                <text:p>54.7028</text:p>
              </table:table-cell>
              <table:table-cell office:value-type="float" office:value="16.4897">
                <text:p>16.4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9.0215">
                <text:p>59.0215</text:p>
              </table:table-cell>
              <table:table-cell office:value-type="float" office:value="18.2244">
                <text:p>18.2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63.1207">
                <text:p>63.1207</text:p>
              </table:table-cell>
              <table:table-cell office:value-type="float" office:value="19.0244">
                <text:p>19.0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68.1995">
                <text:p>68.1995</text:p>
              </table:table-cell>
              <table:table-cell office:value-type="float" office:value="20.9873">
                <text:p>20.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73.2562">
                <text:p>73.2562</text:p>
              </table:table-cell>
              <table:table-cell office:value-type="float" office:value="22.1941">
                <text:p>22.1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78.3709">
                <text:p>78.3709</text:p>
              </table:table-cell>
              <table:table-cell office:value-type="float" office:value="23.5034">
                <text:p>23.5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2.3222">
                <text:p>82.3222</text:p>
              </table:table-cell>
              <table:table-cell office:value-type="float" office:value="24.6699">
                <text:p>24.6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87.113">
                <text:p>87.113</text:p>
              </table:table-cell>
              <table:table-cell office:value-type="float" office:value="26.187">
                <text:p>26.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91.926">
                <text:p>91.926</text:p>
              </table:table-cell>
              <table:table-cell office:value-type="float" office:value="27.039">
                <text:p>27.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98.1536">
                <text:p>98.1536</text:p>
              </table:table-cell>
              <table:table-cell office:value-type="float" office:value="28.6642">
                <text:p>28.6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02.562">
                <text:p>102.562</text:p>
              </table:table-cell>
              <table:table-cell office:value-type="float" office:value="30.0709">
                <text:p>30.0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06.976">
                <text:p>106.976</text:p>
              </table:table-cell>
              <table:table-cell office:value-type="float" office:value="31.3772">
                <text:p>31.3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12.281">
                <text:p>112.281</text:p>
              </table:table-cell>
              <table:table-cell office:value-type="float" office:value="32.4884">
                <text:p>32.4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17.051">
                <text:p>117.051</text:p>
              </table:table-cell>
              <table:table-cell office:value-type="float" office:value="34.3584">
                <text:p>34.3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20.833">
                <text:p>120.833</text:p>
              </table:table-cell>
              <table:table-cell office:value-type="float" office:value="35.2846">
                <text:p>35.2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23.214">
                <text:p>123.214</text:p>
              </table:table-cell>
              <table:table-cell office:value-type="float" office:value="36.4196">
                <text:p>36.4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23.915">
                <text:p>123.915</text:p>
              </table:table-cell>
              <table:table-cell office:value-type="float" office:value="37.6315">
                <text:p>37.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28.993">
                <text:p>128.993</text:p>
              </table:table-cell>
              <table:table-cell office:value-type="float" office:value="39.1913">
                <text:p>39.1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33.564">
                <text:p>133.564</text:p>
              </table:table-cell>
              <table:table-cell office:value-type="float" office:value="40.0287">
                <text:p>40.0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37.509">
                <text:p>137.509</text:p>
              </table:table-cell>
              <table:table-cell office:value-type="float" office:value="41.5412">
                <text:p>41.54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42.196">
                <text:p>142.196</text:p>
              </table:table-cell>
              <table:table-cell office:value-type="float" office:value="42.8861">
                <text:p>42.88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46.434">
                <text:p>146.434</text:p>
              </table:table-cell>
              <table:table-cell office:value-type="float" office:value="44.2343">
                <text:p>44.2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51.338">
                <text:p>151.338</text:p>
              </table:table-cell>
              <table:table-cell office:value-type="float" office:value="45.3338">
                <text:p>45.3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58.393">
                <text:p>158.393</text:p>
              </table:table-cell>
              <table:table-cell office:value-type="float" office:value="47.1569">
                <text:p>47.15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65.32">
                <text:p>165.32</text:p>
              </table:table-cell>
              <table:table-cell office:value-type="float" office:value="50.2254">
                <text:p>50.2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69.498">
                <text:p>169.498</text:p>
              </table:table-cell>
              <table:table-cell office:value-type="float" office:value="49.4929">
                <text:p>49.4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3.085">
                <text:p>173.085</text:p>
              </table:table-cell>
              <table:table-cell office:value-type="float" office:value="50.7931">
                <text:p>50.79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8.428">
                <text:p>178.428</text:p>
              </table:table-cell>
              <table:table-cell office:value-type="float" office:value="55.2221">
                <text:p>55.2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83.058">
                <text:p>183.058</text:p>
              </table:table-cell>
              <table:table-cell office:value-type="float" office:value="53.1714">
                <text:p>53.1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8.221">
                <text:p>188.221</text:p>
              </table:table-cell>
              <table:table-cell office:value-type="float" office:value="66.4648">
                <text:p>66.4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92.281">
                <text:p>192.281</text:p>
              </table:table-cell>
              <table:table-cell office:value-type="float" office:value="57.2438">
                <text:p>57.2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95.831">
                <text:p>195.831</text:p>
              </table:table-cell>
              <table:table-cell office:value-type="float" office:value="57.8024">
                <text:p>57.80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00.186">
                <text:p>200.186</text:p>
              </table:table-cell>
              <table:table-cell office:value-type="float" office:value="58.5821">
                <text:p>58.5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05.239">
                <text:p>205.239</text:p>
              </table:table-cell>
              <table:table-cell office:value-type="float" office:value="60.1936">
                <text:p>60.1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05.942">
                <text:p>205.942</text:p>
              </table:table-cell>
              <table:table-cell office:value-type="float" office:value="61.0514">
                <text:p>61.0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11.059">
                <text:p>211.059</text:p>
              </table:table-cell>
              <table:table-cell office:value-type="float" office:value="63.2574">
                <text:p>63.25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14.659">
                <text:p>214.659</text:p>
              </table:table-cell>
              <table:table-cell office:value-type="float" office:value="64.4807">
                <text:p>64.48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23.28">
                <text:p>223.28</text:p>
              </table:table-cell>
              <table:table-cell office:value-type="float" office:value="65.5875">
                <text:p>65.5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30.475">
                <text:p>230.475</text:p>
              </table:table-cell>
              <table:table-cell office:value-type="float" office:value="66.5758">
                <text:p>66.5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27.773">
                <text:p>227.773</text:p>
              </table:table-cell>
              <table:table-cell office:value-type="float" office:value="67.343">
                <text:p>67.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35.352">
                <text:p>235.352</text:p>
              </table:table-cell>
              <table:table-cell office:value-type="float" office:value="68.639">
                <text:p>68.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373.85">
                <text:p>373.85</text:p>
              </table:table-cell>
              <table:table-cell office:value-type="float" office:value="92.3964">
                <text:p>92.3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77.183">
                <text:p>277.183</text:p>
              </table:table-cell>
              <table:table-cell office:value-type="float" office:value="71.5548">
                <text:p>71.5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59.149">
                <text:p>259.149</text:p>
              </table:table-cell>
              <table:table-cell office:value-type="float" office:value="73.7928">
                <text:p>73.7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56.788">
                <text:p>256.788</text:p>
              </table:table-cell>
              <table:table-cell office:value-type="float" office:value="73.7921">
                <text:p>73.7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60.483">
                <text:p>260.483</text:p>
              </table:table-cell>
              <table:table-cell office:value-type="float" office:value="76.2938">
                <text:p>76.2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59.716">
                <text:p>259.716</text:p>
              </table:table-cell>
              <table:table-cell office:value-type="float" office:value="76.9587">
                <text:p>76.9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67.748">
                <text:p>267.748</text:p>
              </table:table-cell>
              <table:table-cell office:value-type="float" office:value="78.7899">
                <text:p>78.7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75.449">
                <text:p>275.449</text:p>
              </table:table-cell>
              <table:table-cell office:value-type="float" office:value="80.0561">
                <text:p>80.05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72.52">
                <text:p>272.52</text:p>
              </table:table-cell>
              <table:table-cell office:value-type="float" office:value="80.9291">
                <text:p>80.9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81.584">
                <text:p>281.584</text:p>
              </table:table-cell>
              <table:table-cell office:value-type="float" office:value="82.1605">
                <text:p>82.1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85.395">
                <text:p>285.395</text:p>
              </table:table-cell>
              <table:table-cell office:value-type="float" office:value="84.443">
                <text:p>84.4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85.98">
                <text:p>285.98</text:p>
              </table:table-cell>
              <table:table-cell office:value-type="float" office:value="84.7064">
                <text:p>84.7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301.627">
                <text:p>301.627</text:p>
              </table:table-cell>
              <table:table-cell office:value-type="float" office:value="85.7986">
                <text:p>85.79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300.408">
                <text:p>300.408</text:p>
              </table:table-cell>
              <table:table-cell office:value-type="float" office:value="87.3391">
                <text:p>87.3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06.39">
                <text:p>306.39</text:p>
              </table:table-cell>
              <table:table-cell office:value-type="float" office:value="88.7812">
                <text:p>88.7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305.317">
                <text:p>305.317</text:p>
              </table:table-cell>
              <table:table-cell office:value-type="float" office:value="89.9486">
                <text:p>89.94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312.581">
                <text:p>312.581</text:p>
              </table:table-cell>
              <table:table-cell office:value-type="float" office:value="92.3365">
                <text:p>92.3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19.251">
                <text:p>319.251</text:p>
              </table:table-cell>
              <table:table-cell office:value-type="float" office:value="92.6889">
                <text:p>92.6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21.62">
                <text:p>321.62</text:p>
              </table:table-cell>
              <table:table-cell office:value-type="float" office:value="94.8551">
                <text:p>94.8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26.657">
                <text:p>326.657</text:p>
              </table:table-cell>
              <table:table-cell office:value-type="float" office:value="94.7244">
                <text:p>94.72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43.258">
                <text:p>343.258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46.877">
                <text:p>346.877</text:p>
              </table:table-cell>
              <table:table-cell office:value-type="float" office:value="98.5713">
                <text:p>98.57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40.999">
                <text:p>340.999</text:p>
              </table:table-cell>
              <table:table-cell office:value-type="float" office:value="99.5714">
                <text:p>99.57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44.884">
                <text:p>344.884</text:p>
              </table:table-cell>
              <table:table-cell office:value-type="float" office:value="100.607">
                <text:p>100.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48.934">
                <text:p>348.934</text:p>
              </table:table-cell>
              <table:table-cell office:value-type="float" office:value="101.755">
                <text:p>101.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56.503">
                <text:p>356.503</text:p>
              </table:table-cell>
              <table:table-cell office:value-type="float" office:value="103.127">
                <text:p>103.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61.067">
                <text:p>361.067</text:p>
              </table:table-cell>
              <table:table-cell office:value-type="float" office:value="104.928">
                <text:p>104.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74.414">
                <text:p>374.414</text:p>
              </table:table-cell>
              <table:table-cell office:value-type="float" office:value="108.683">
                <text:p>108.6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79.71">
                <text:p>379.71</text:p>
              </table:table-cell>
              <table:table-cell office:value-type="float" office:value="111.031">
                <text:p>111.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96.112">
                <text:p>396.112</text:p>
              </table:table-cell>
              <table:table-cell office:value-type="float" office:value="116.967">
                <text:p>116.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388.578">
                <text:p>388.578</text:p>
              </table:table-cell>
              <table:table-cell office:value-type="float" office:value="110.179">
                <text:p>110.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79.65">
                <text:p>379.65</text:p>
              </table:table-cell>
              <table:table-cell office:value-type="float" office:value="111.265">
                <text:p>111.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83.557">
                <text:p>383.557</text:p>
              </table:table-cell>
              <table:table-cell office:value-type="float" office:value="112.646">
                <text:p>112.6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390.465">
                <text:p>390.465</text:p>
              </table:table-cell>
              <table:table-cell office:value-type="float" office:value="114.846">
                <text:p>114.8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96.734">
                <text:p>396.734</text:p>
              </table:table-cell>
              <table:table-cell office:value-type="float" office:value="114.825">
                <text:p>114.8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00.01">
                <text:p>400.01</text:p>
              </table:table-cell>
              <table:table-cell office:value-type="float" office:value="116.282">
                <text:p>116.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403.092">
                <text:p>403.092</text:p>
              </table:table-cell>
              <table:table-cell office:value-type="float" office:value="117.944">
                <text:p>117.9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10.578">
                <text:p>410.578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16.519">
                <text:p>416.519</text:p>
              </table:table-cell>
              <table:table-cell office:value-type="float" office:value="120.868">
                <text:p>120.8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14.608">
                <text:p>414.608</text:p>
              </table:table-cell>
              <table:table-cell office:value-type="float" office:value="120.711">
                <text:p>120.7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425.112">
                <text:p>425.112</text:p>
              </table:table-cell>
              <table:table-cell office:value-type="float" office:value="123.442">
                <text:p>123.4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29.286">
                <text:p>429.286</text:p>
              </table:table-cell>
              <table:table-cell office:value-type="float" office:value="124.728">
                <text:p>124.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434.343">
                <text:p>434.343</text:p>
              </table:table-cell>
              <table:table-cell office:value-type="float" office:value="126.912">
                <text:p>126.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443.249">
                <text:p>443.249</text:p>
              </table:table-cell>
              <table:table-cell office:value-type="float" office:value="126.674">
                <text:p>126.6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446.741">
                <text:p>446.741</text:p>
              </table:table-cell>
              <table:table-cell office:value-type="float" office:value="129.431">
                <text:p>129.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444.814">
                <text:p>444.814</text:p>
              </table:table-cell>
              <table:table-cell office:value-type="float" office:value="129.051">
                <text:p>129.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448.263">
                <text:p>448.263</text:p>
              </table:table-cell>
              <table:table-cell office:value-type="float" office:value="131.099">
                <text:p>131.0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55.706">
                <text:p>455.706</text:p>
              </table:table-cell>
              <table:table-cell office:value-type="float" office:value="131.708">
                <text:p>131.7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58.74">
                <text:p>458.74</text:p>
              </table:table-cell>
              <table:table-cell office:value-type="float" office:value="132.462">
                <text:p>132.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